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family="'Arial Black'" style:font-style-name="Normalny" style:font-family-generic="swiss" style:font-pitch="variable" fo:font-size="54pt" fo:font-style="normal" fo:font-weight="bold" style:font-size-asian="54pt" style:font-size-complex="54pt"/>
    </style:style>
    <style:style style:name="P5" style:family="paragraph">
      <style:paragraph-properties fo:margin-left="0cm" fo:margin-right="0cm" fo:text-align="center" fo:text-indent="0cm"/>
      <style:text-properties fo:font-family="'Arial Black'" style:font-style-name="Normalny" style:font-family-generic="swiss" style:font-pitch="variable" fo:font-size="54pt" fo:font-weight="bold" style:font-size-asian="54pt" style:font-size-complex="54pt"/>
    </style:style>
    <style:style style:name="T1" style:family="text">
      <style:text-properties fo:font-family="'Arial Black'" style:font-family-generic="swiss" style:font-pitch="variable" fo:font-size="54pt" fo:font-weight="bold" style:font-size-asian="54pt" style:font-size-complex="54pt"/>
    </style:style>
    <style:style style:name="T2" style:family="text">
      <style:text-properties fo:font-family="'Arial Black'" style:font-style-name="Normalny" style:font-family-generic="swiss" style:font-pitch="variable" fo:font-size="54pt" fo:font-style="normal" fo:font-weight="bold" style:font-size-asian="54pt" style:font-size-complex="54pt"/>
    </style:style>
    <style:style style:name="T3" style:family="text">
      <style:text-properties fo:font-family="'Arial Black'" style:font-style-name="Normalny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1. W kruszynie chleba</text:span></text:p>
            <text:p text:style-name="P1"><text:span text:style-name="T1">Panie jesteś,</text:span></text:p>
            <text:p text:style-name="P1"><text:span text:style-name="T1">ukryty wielki Ty Pan,</text:span></text:p>
            <text:p text:style-name="P1"><text:span text:style-name="T1">przychodzisz do nas</text:span></text:p>
            <text:p text:style-name="P1"><text:span text:style-name="T1">już przez wieki,</text:span></text:p>
            <text:p text:style-name="P1"><text:span text:style-name="T1">by ofiarować siebie nam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0cm" presentation:class="subtitle" presentation:user-transformed="true">
          <draw:text-box>
            <text:p text:style-name="P1"><text:span text:style-name="T2">2. W tych kroplach wina</text:span></text:p>
            <text:p text:style-name="P1"><text:span text:style-name="T2">Twoja krew</text:span></text:p>
            <text:p text:style-name="P1"><text:span text:style-name="T2">przelana za nas,</text:span></text:p>
            <text:p text:style-name="P1"><text:span text:style-name="T2">Panie mój</text:span></text:p>
            <text:p text:style-name="P1"><text:span text:style-name="T2">tak wiele jej na krzyżu było,</text:span></text:p>
            <text:p text:style-name="P1"><text:span text:style-name="T2">aby odkupić nas od zła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0cm" presentation:class="subtitle" presentation:user-transformed="true">
          <draw:text-box>
            <text:p text:style-name="P1"><text:span text:style-name="T3">3. Ty Panie</text:span></text:p>
            <text:p text:style-name="P1"><text:span text:style-name="T3">Miłością jesteś.</text:span></text:p>
            <text:p text:style-name="P1"><text:span text:style-name="T3">Ty Panie kochasz nas.</text:span></text:p>
            <text:p text:style-name="P1"><text:span text:style-name="T3">I proszę Ciebie</text:span></text:p>
            <text:p text:style-name="P1"><text:span text:style-name="T3">by tak było, wciąż</text:span></text:p>
            <text:p text:style-name="P1"><text:span text:style-name="T3">przez wiele lat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 draw:page-number="1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Maciej Wojtowicz</meta:initial-creator>
    <meta:creation-date>2006-03-17T16:11:50</meta:creation-date>
    <dc:date>2015-10-19T20:24:08.73</dc:date>
    <dc:language>en-US</dc:language>
    <meta:editing-cycles>15</meta:editing-cycles>
    <meta:editing-duration>PT28M41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